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83cm" fo:min-width="3.437cm"/>
    </style:style>
    <style:style style:name="gr2" style:family="graphic" style:parent-style-name="standard">
      <style:graphic-properties draw:textarea-horizontal-align="justify" draw:textarea-vertical-align="middle" draw:auto-grow-height="false" fo:min-height="0.195cm" fo:min-width="1.167cm"/>
    </style:style>
    <style:style style:name="gr3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6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653cm"/>
    </style:style>
    <style:style style:name="gr14" style:family="graphic" style:parent-style-name="standard">
      <style:graphic-properties draw:textarea-horizontal-align="justify" draw:textarea-vertical-align="middle" draw:auto-grow-height="false" fo:min-height="0.994cm" fo:min-width="0.707cm"/>
    </style:style>
    <style:style style:name="gr15" style:family="graphic" style:parent-style-name="standard">
      <style:graphic-properties draw:textarea-horizontal-align="justify" draw:textarea-vertical-align="middle" draw:auto-grow-height="false" fo:min-height="0.648cm" fo:min-width="1.476cm"/>
    </style:style>
    <style:style style:name="gr16" style:family="graphic" style:parent-style-name="standard">
      <style:graphic-properties draw:textarea-horizontal-align="justify" draw:textarea-vertical-align="middle" draw:auto-grow-height="false" fo:min-height="0.87cm" fo:min-width="4.859cm"/>
    </style:style>
    <style:style style:name="gr17" style:family="graphic" style:parent-style-name="standard">
      <style:graphic-properties draw:textarea-horizontal-align="justify" draw:textarea-vertical-align="middle" draw:auto-grow-height="false" fo:min-height="1.015cm" fo:min-width="0.69cm"/>
    </style:style>
    <style:style style:name="gr18" style:family="graphic" style:parent-style-name="standard">
      <style:graphic-properties draw:textarea-horizontal-align="justify" draw:textarea-vertical-align="middle" draw:auto-grow-height="false" fo:min-height="1.147cm" fo:min-width="2.04cm"/>
    </style:style>
    <style:style style:name="gr19" style:family="graphic" style:parent-style-name="standard">
      <style:graphic-properties draw:textarea-horizontal-align="justify" draw:textarea-vertical-align="middle" draw:auto-grow-height="false" fo:min-height="1.147cm" fo:min-width="2.294cm"/>
    </style:style>
    <style:style style:name="gr20" style:family="graphic" style:parent-style-name="standard">
      <style:graphic-properties draw:textarea-horizontal-align="justify" draw:textarea-vertical-align="middle" draw:auto-grow-height="false" fo:min-height="1.247cm" fo:min-width="2.702cm"/>
    </style:style>
    <style:style style:name="gr21" style:family="graphic" style:parent-style-name="standard">
      <style:graphic-properties draw:textarea-horizontal-align="justify" draw:textarea-vertical-align="middle" draw:auto-grow-height="false" fo:min-height="0.897cm" fo:min-width="0.58cm"/>
    </style:style>
    <style:style style:name="gr22" style:family="graphic" style:parent-style-name="standard">
      <style:graphic-properties draw:textarea-horizontal-align="justify" draw:textarea-vertical-align="middle" draw:auto-grow-height="false" fo:min-height="1.02cm" fo:min-width="1.278cm"/>
    </style:style>
    <style:style style:name="gr23" style:family="graphic" style:parent-style-name="standard">
      <style:graphic-properties draw:textarea-horizontal-align="justify" draw:textarea-vertical-align="middle" draw:auto-grow-height="false" fo:min-height="0.893cm" fo:min-width="1.405cm"/>
    </style:style>
    <style:style style:name="gr24" style:family="graphic" style:parent-style-name="standard">
      <style:graphic-properties draw:textarea-horizontal-align="justify" draw:textarea-vertical-align="middle" draw:auto-grow-height="false" fo:min-height="0.828cm" fo:min-width="1.38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3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15cm"/>
    </style:style>
    <style:style style:name="gr27" style:family="graphic" style:parent-style-name="standard">
      <style:graphic-properties draw:stroke="none" svg:stroke-color="#000000" draw:fill="none" draw:fill-color="#ffffff" fo:min-height="0.55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59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6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52cm"/>
    </style:style>
    <style:style style:name="gr31" style:family="graphic" style:parent-style-name="standard">
      <style:graphic-properties draw:textarea-horizontal-align="justify" draw:textarea-vertical-align="middle" draw:auto-grow-height="false" fo:min-height="0.766cm" fo:min-width="0.644cm"/>
    </style:style>
    <style:style style:name="gr32" style:family="graphic" style:parent-style-name="standard">
      <style:graphic-properties draw:textarea-horizontal-align="justify" draw:textarea-vertical-align="middle" draw:auto-grow-height="false" fo:min-height="1.528cm" fo:min-width="1.57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918cm"/>
    </style:style>
    <style:style style:name="co1" style:family="table-column">
      <style:table-column-properties style:column-width="4.538cm" style:use-optimal-column-width="false"/>
    </style:style>
    <style:style style:name="co2" style:family="table-column">
      <style:table-column-properties style:column-width="4.548cm" style:use-optimal-column-width="false"/>
    </style:style>
    <style:style style:name="co3" style:family="table-column">
      <style:table-column-properties style:column-width="6.422cm" style:use-optimal-column-width="false"/>
    </style:style>
    <style:style style:name="co4" style:family="table-column">
      <style:table-column-properties style:column-width="13.859cm" style:use-optimal-column-width="false"/>
    </style:style>
    <style:style style:name="co5" style:family="table-column">
      <style:table-column-properties style:column-width="5.954cm" style:use-optimal-column-width="false"/>
    </style:style>
    <style:style style:name="co6" style:family="table-column">
      <style:table-column-properties style:column-width="9.996cm" style:use-optimal-column-width="false"/>
    </style:style>
    <style:style style:name="co7" style:family="table-column">
      <style:table-column-properties style:column-width="19.886cm" style:use-optimal-column-width="false"/>
    </style:style>
    <style:style style:name="co8" style:family="table-column">
      <style:table-column-properties style:column-width="8.653cm" style:use-optimal-column-width="false"/>
    </style:style>
    <style:style style:name="co9" style:family="table-column">
      <style:table-column-properties style:column-width="6.423cm" style:use-optimal-column-width="false"/>
    </style:style>
    <style:style style:name="co10" style:family="table-column">
      <style:table-column-properties style:column-width="13.862cm" style:use-optimal-column-width="false"/>
    </style:style>
    <style:style style:name="co11" style:family="table-column">
      <style:table-column-properties style:column-width="5.074cm" style:use-optimal-column-width="false"/>
    </style:style>
    <style:style style:name="co12" style:family="table-column">
      <style:table-column-properties style:column-width="10.15cm" style:use-optimal-column-width="false"/>
    </style:style>
    <style:style style:name="co13" style:family="table-column">
      <style:table-column-properties style:column-width="20.619cm" style:use-optimal-column-width="false"/>
    </style:style>
    <style:style style:name="co14" style:family="table-column">
      <style:table-column-properties style:column-width="8.656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769cm"/>
    </style:style>
    <style:style style:name="ro3" style:family="table-row">
      <style:table-row-properties style:row-height="1.546cm"/>
    </style:style>
    <style:style style:name="ro4" style:family="table-row">
      <style:table-row-properties style:row-height="1.507cm"/>
    </style:style>
    <style:style style:name="ro5" style:family="table-row">
      <style:table-row-properties style:row-height="4.146cm"/>
    </style:style>
    <style:style style:name="ro6" style:family="table-row">
      <style:table-row-properties style:row-height="3.458cm"/>
    </style:style>
    <style:style style:name="ro7" style:family="table-row">
      <style:table-row-properties style:row-height="6.565cm"/>
    </style:style>
    <style:style style:name="ro8" style:family="table-row">
      <style:table-row-properties style:row-height="4.115cm"/>
    </style:style>
    <style:style style:name="ro9" style:family="table-row">
      <style:table-row-properties style:row-height="5.236cm"/>
    </style:style>
    <style:style style:name="ro10" style:family="table-row">
      <style:table-row-properties style:row-height="3.343cm"/>
    </style:style>
    <style:style style:name="ro11" style:family="table-row">
      <style:table-row-properties style:row-height="3.887cm"/>
    </style:style>
    <style:style style:name="ce1" style:family="table-cell">
      <style:graphic-properties style:repeat="repeat"/>
      <style:text-properties fo:color="#0066cc"/>
    </style:style>
    <style:style style:name="ce2" style:family="table-cell">
      <style:graphic-properties style:repeat="repeat"/>
      <style:text-properties fo:color="#0066cc"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style:repeat="repeat"/>
      <style:text-properties fo:color="#0066cc" fo:font-size="14pt" style:font-size-asian="14pt" style:font-size-complex="14pt"/>
    </style:style>
    <style:style style:name="ce4" style:family="table-cell">
      <style:graphic-properties style:repeat="repeat"/>
      <style:paragraph-properties fo:line-height="100%"/>
      <style:text-properties fo:color="#0066cc"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P8" style:family="paragraph">
      <style:paragraph-properties fo:line-height="100%"/>
    </style:style>
    <style:style style:name="P9" style:family="paragraph">
      <style:text-properties fo:color="#0066cc" fo:font-size="14pt" fo:font-weight="bold" style:font-size-asian="14pt" style:font-weight-asian="bold" style:font-size-complex="14pt" style:font-weight-complex="bold"/>
    </style:style>
    <style:style style:name="P10" style:family="paragraph">
      <style:text-properties fo:color="#0066cc" fo:font-size="14pt" style:font-size-asian="14pt" style:font-size-complex="14pt"/>
    </style:style>
    <style:style style:name="P11" style:family="paragraph">
      <style:paragraph-properties fo:line-height="100%"/>
      <style:text-properties fo:color="#0066cc" fo:font-size="14pt" style:font-size-asian="14pt" style:font-size-complex="14pt"/>
    </style:style>
    <style:style style:name="P12" style:family="paragraph">
      <style:text-properties fo:font-size="22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0066cc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0066cc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66cc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937cm" svg:height="5.08cm" svg:x="8.493cm" svg:y="5.319cm">
          <text:p text:style-name="P1">8-bit</text:p>
          <text:p text:style-name="P1">up_coun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0.889cm" svg:x="6.615cm" svg:y="7.6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xml:id="id1" draw:id="id1" draw:layer="layout" svg:width="0.381cm" svg:height="0.508cm" svg:x="10.344cm" svg:y="10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6.747cm" svg:y1="11.907cm" svg:x2="10.535cm" svg:y2="10.969cm" draw:end-shape="id1" draw:end-glue-point="8" svg:d="M6747 11907v-218h3788v-720" svg:viewBox="0 0 3789 939">
          <text:p/>
        </draw:connector>
        <draw:frame draw:style-name="gr5" draw:text-style-name="P2" draw:layer="layout" svg:width="1.112cm" svg:height="0.806cm" svg:x="5.064cm" svg:y="7.351cm">
          <draw:text-box>
            <text:p><text:span text:style-name="T1">clk</text:span></text:p>
          </draw:text-box>
        </draw:frame>
        <draw:frame draw:style-name="gr6" draw:text-style-name="P2" draw:layer="layout" svg:width="2.157cm" svg:height="0.806cm" svg:x="5.699cm" svg:y="10.861cm">
          <draw:text-box>
            <text:p><text:span text:style-name="T1">reset_n</text:span></text:p>
          </draw:text-box>
        </draw:frame>
        <draw:connector draw:style-name="gr4" draw:text-style-name="P1" draw:layer="layout" svg:x1="6.809cm" svg:y1="4.481cm" svg:x2="10.461cm" svg:y2="5.319cm" draw:end-shape="id2" draw:end-glue-point="0" svg:d="M6809 4481v169h3652v669" svg:viewBox="0 0 3653 839">
          <text:p/>
        </draw:connector>
        <draw:frame draw:style-name="gr7" draw:text-style-name="P2" draw:layer="layout" svg:width="1.988cm" svg:height="0.806cm" svg:x="5.445cm" svg:y="4.049cm">
          <draw:text-box>
            <text:p><text:span text:style-name="T1">enable</text:span></text:p>
          </draw:text-box>
        </draw:frame>
        <draw:line draw:style-name="gr4" draw:text-style-name="P1" draw:layer="layout" svg:x1="12.43cm" svg:y1="6.589cm" svg:x2="15.224cm" svg:y2="6.589cm">
          <text:p/>
        </draw:line>
        <draw:frame draw:style-name="gr8" draw:text-style-name="P2" draw:layer="layout" svg:width="4.443cm" svg:height="0.806cm" svg:x="13.173cm" svg:y="6.597cm">
          <draw:text-box>
            <text:p><text:span text:style-name="T1">[width-1] data_out</text:span></text:p>
          </draw:text-box>
        </draw:frame>
        <draw:frame draw:style-name="gr9" draw:text-style-name="P4" draw:layer="layout" svg:width="12.186cm" svg:height="1.119cm" svg:x="5.005cm" svg:y="1.485cm">
          <draw:text-box>
            <text:p text:style-name="P3"><text:span text:style-name="T2">Module of up_counter with load</text:span></text:p>
          </draw:text-box>
        </draw:frame>
        <draw:line draw:style-name="gr4" draw:text-style-name="P1" draw:layer="layout" svg:x1="6.815cm" svg:y1="9.636cm" svg:x2="8.466cm" svg:y2="9.636cm">
          <text:p/>
        </draw:line>
        <draw:frame draw:style-name="gr10" draw:text-style-name="P2" draw:layer="layout" svg:width="2.128cm" svg:height="0.806cm" svg:x="5.526cm" svg:y="9.563cm">
          <draw:text-box>
            <text:p><text:span text:style-name="T1">data_in</text:span></text:p>
          </draw:text-box>
        </draw:frame>
        <draw:line draw:style-name="gr4" draw:text-style-name="P1" draw:layer="layout" svg:x1="6.942cm" svg:y1="6.334cm" svg:x2="8.593cm" svg:y2="6.334cm">
          <text:p/>
        </draw:line>
        <draw:frame draw:style-name="gr11" draw:text-style-name="P2" draw:layer="layout" svg:width="1.438cm" svg:height="0.806cm" svg:x="6.434cm" svg:y="5.726cm">
          <draw:text-box>
            <text:p><text:span text:style-name="T1">load</text:span></text:p>
          </draw:text-box>
        </draw:frame>
        <draw:line draw:style-name="gr4" draw:text-style-name="P1" draw:layer="layout" svg:x1="12.43cm" svg:y1="9.001cm" svg:x2="14.97cm" svg:y2="9.001cm">
          <text:p/>
        </draw:line>
        <draw:frame draw:style-name="gr12" draw:text-style-name="P2" draw:layer="layout" svg:width="1.442cm" svg:height="0.806cm" svg:x="13.889cm" svg:y="9.009cm">
          <draw:text-box>
            <text:p><text:span text:style-name="T1">cout</text:span></text:p>
          </draw:text-box>
        </draw:frame>
      </draw:page>
      <draw:page draw:name="page2" draw:style-name="dp1" draw:master-page-name="Default">
        <draw:frame draw:style-name="gr13" draw:text-style-name="P5" draw:layer="layout" svg:width="11.153cm" svg:height="1.119cm" svg:x="5.252cm" svg:y="1.954cm">
          <draw:text-box>
            <text:p><text:span text:style-name="T2">up_counter_load description</text:span></text:p>
          </draw:text-box>
        </draw:frame>
        <draw:frame draw:style-name="standard" draw:layer="layout" svg:width="18.161cm" svg:height="11.729cm" svg:x="1.892cm" svg:y="4.1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<text:s text:c="4"/></text:span></text:p>
                <text:p><text:span text:style-name="T3"><text:s text:c="6"/></text:span><text:span text:style-name="T3">signal</text:span></text:p>
              </table:table-cell>
              <table:table-cell>
                <text:p><text:span text:style-name="T3"/></text:p>
                <text:p><text:span text:style-name="T3"><text:s text:c="5"/></text:span><text:span text:style-name="T3">direction</text:span></text:p>
              </table:table-cell>
              <table:table-cell>
                <text:p><text:span text:style-name="T3"/></text:p>
                <text:p><text:span text:style-name="T3"><text:s text:c="8"/></text:span><text:span text:style-name="T3">width</text:span></text:p>
              </table:table-cell>
              <table:table-cell>
                <text:p><text:span text:style-name="T3"/></text:p>
                <text:p><text:span text:style-name="T3"><text:s/></text:span><text:span text:style-name="T3">description</text:span></text:p>
              </table:table-cell>
            </table:table-row>
            <table:table-row table:style-name="ro2" table:default-cell-style-name="ce1">
              <table:table-cell>
                <text:p><text:span text:style-name="T3">clk</text:span></text:p>
              </table:table-cell>
              <table:table-cell>
                <text:p><text:span text:style-name="T3">input</text:span></text:p>
              </table:table-cell>
              <table:table-cell>
                <text:p><text:span text:style-name="T3"><text:s text:c="6"/></text:span><text:span text:style-name="T3">1 bit</text:span></text:p>
              </table:table-cell>
              <table:table-cell>
                <text:p><text:span text:style-name="T3">1 bit input <text:s text:c="5"/>data</text:span></text:p>
              </table:table-cell>
            </table:table-row>
            <table:table-row table:style-name="ro1" table:default-cell-style-name="ce1">
              <table:table-cell>
                <text:p><text:span text:style-name="T3">enable</text:span></text:p>
              </table:table-cell>
              <table:table-cell>
                <text:p><text:span text:style-name="T3">input</text:span></text:p>
              </table:table-cell>
              <table:table-cell>
                <text:p><text:span text:style-name="T3"><text:s text:c="6"/></text:span><text:span text:style-name="T3">1 bit</text:span></text:p>
              </table:table-cell>
              <table:table-cell>
                <text:p><text:span text:style-name="T3">1 bit input data</text:span></text:p>
              </table:table-cell>
            </table:table-row>
            <table:table-row table:style-name="ro1" table:default-cell-style-name="ce1">
              <table:table-cell>
                <text:p><text:span text:style-name="T3">reset</text:span></text:p>
              </table:table-cell>
              <table:table-cell>
                <text:p><text:span text:style-name="T3">input</text:span></text:p>
              </table:table-cell>
              <table:table-cell>
                <text:p><text:span text:style-name="T3"><text:s text:c="6"/></text:span><text:span text:style-name="T3">1 bit</text:span></text:p>
              </table:table-cell>
              <table:table-cell>
                <text:p><text:span text:style-name="T3">1 bit input data</text:span></text:p>
              </table:table-cell>
            </table:table-row>
            <table:table-row table:style-name="ro1" table:default-cell-style-name="ce1">
              <table:table-cell>
                <text:p><text:span text:style-name="T3">load</text:span></text:p>
              </table:table-cell>
              <table:table-cell>
                <text:p><text:span text:style-name="T3">input</text:span></text:p>
              </table:table-cell>
              <table:table-cell>
                <text:p><text:span text:style-name="T3"><text:s text:c="6"/></text:span><text:span text:style-name="T3">1 bit </text:span></text:p>
              </table:table-cell>
              <table:table-cell>
                <text:p><text:span text:style-name="T3">1 bit input data</text:span></text:p>
              </table:table-cell>
            </table:table-row>
            <table:table-row table:style-name="ro1" table:default-cell-style-name="ce1">
              <table:table-cell>
                <text:p><text:span text:style-name="T3">data_in</text:span></text:p>
              </table:table-cell>
              <table:table-cell>
                <text:p><text:span text:style-name="T3">input</text:span></text:p>
              </table:table-cell>
              <table:table-cell>
                <text:p><text:span text:style-name="T3"><text:s text:c="7"/></text:span><text:span text:style-name="T3">8 bit</text:span></text:p>
              </table:table-cell>
              <table:table-cell>
                <text:p><text:span text:style-name="T3">8 bit input data</text:span></text:p>
              </table:table-cell>
            </table:table-row>
            <table:table-row table:style-name="ro3" table:default-cell-style-name="ce1">
              <table:table-cell>
                <text:p><text:span text:style-name="T3">data_out</text:span></text:p>
              </table:table-cell>
              <table:table-cell>
                <text:p><text:span text:style-name="T3">output</text:span></text:p>
              </table:table-cell>
              <table:table-cell>
                <text:p><text:span text:style-name="T3"><text:s text:c="6"/></text:span><text:span text:style-name="T3">8 bit</text:span></text:p>
              </table:table-cell>
              <table:table-cell>
                <text:p><text:span text:style-name="T3">8 output data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custom-shape draw:style-name="gr14" draw:text-style-name="P6" xml:id="id5" draw:id="id5" draw:layer="layout" svg:width="2.413cm" svg:height="2.486cm" svg:x="7.574cm" svg:y="13.323cm">
          <text:p text:style-name="P1"><text:span text:style-name="T1">en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6" draw:layer="layout" svg:width="2.794cm" svg:height="1.27cm" svg:x="7.528cm" svg:y="3.463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8.509cm" svg:height="1.778cm" svg:x="4.645cm" svg:y="6.13cm">
          <text:p text:style-name="P1"><text:span text:style-name="T1">inputs=clk,enable,reset_n</text:span></text:p>
          <text:p text:style-name="P1"><text:span text:style-name="T1">output=data_o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6" xml:id="id3" draw:id="id3" draw:layer="layout" svg:width="2.378cm" svg:height="2.529cm" svg:x="7.636cm" svg:y="9.278cm">
          <text:p text:style-name="P1"><text:span text:style-name="T1">rese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8.844cm" svg:y1="7.908cm" svg:x2="8.844cm" svg:y2="9.305cm">
          <text:p/>
        </draw:line>
        <draw:line draw:style-name="gr4" draw:text-style-name="P1" draw:layer="layout" svg:x1="9.025cm" svg:y1="4.733cm" svg:x2="9.025cm" svg:y2="6.13cm">
          <text:p/>
        </draw:line>
        <draw:custom-shape draw:style-name="gr18" draw:text-style-name="P6" xml:id="id4" draw:id="id4" draw:layer="layout" svg:width="2.54cm" svg:height="1.397cm" svg:x="13.162cm" svg:y="11.718cm">
          <text:p text:style-name="P1"><text:span text:style-name="T1">data_out=0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844cm" svg:y1="11.745cm" svg:x2="8.844cm" svg:y2="13.396cm">
          <text:p/>
        </draw:line>
        <draw:connector draw:style-name="gr4" draw:text-style-name="P1" draw:layer="layout" svg:x1="10.014cm" svg:y1="10.543cm" svg:x2="14.432cm" svg:y2="11.718cm" draw:start-shape="id3" draw:start-glue-point="7" draw:end-shape="id4" draw:end-glue-point="0" svg:d="M10014 10543h4418v1175" svg:viewBox="0 0 4419 1176">
          <text:p/>
        </draw:connector>
        <draw:custom-shape draw:style-name="gr19" draw:text-style-name="P6" xml:id="id6" draw:id="id6" draw:layer="layout" svg:width="2.794cm" svg:height="1.397cm" svg:x="13.67cm" svg:y="15.382cm">
          <text:p text:style-name="P1"><text:span text:style-name="T1">Up count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xml:id="id10" draw:id="id10" draw:layer="layout" svg:width="3.202cm" svg:height="1.497cm" svg:x="7.147cm" svg:y="20.641cm">
          <text:p text:style-name="P1"><text:span text:style-name="T1">Previous count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xml:id="id7" draw:id="id7" draw:layer="layout" svg:width="2.159cm" svg:height="2.293cm" draw:transform="skewX (0.00698131700797732) rotate (0.00663225115757845) translate (13.951cm 18.49cm)">
          <text:p text:style-name="P1"><text:span text:style-name="T1">cou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7" xml:id="id8" draw:id="id8" draw:layer="layout" svg:width="1.778cm" svg:height="1.27cm" svg:x="17.353cm" svg:y="22.108cm">
          <text:p text:style-name="P1"><text:span text:style-name="T4">cout=1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xml:id="id13" draw:id="id13" draw:layer="layout" svg:width="1.905cm" svg:height="1.143cm" svg:x="14.159cm" svg:y="22.332cm">
          <text:p text:style-name="P1"><text:span text:style-name="T4">cout=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9.987cm" svg:y1="14.566cm" svg:x2="15.067cm" svg:y2="15.382cm" draw:start-shape="id5" draw:start-glue-point="7" draw:end-shape="id6" draw:end-glue-point="0" svg:d="M9987 14566h5080v816" svg:viewBox="0 0 5081 817">
          <text:p/>
        </draw:connector>
        <draw:connector draw:style-name="gr4" draw:text-style-name="P1" draw:layer="layout" svg:x1="16.11cm" svg:y1="19.622cm" svg:x2="18.242cm" svg:y2="22.108cm" draw:start-shape="id7" draw:start-glue-point="7" draw:end-shape="id8" draw:end-glue-point="0" svg:d="M16110 19622h2132v2486" svg:viewBox="0 0 2133 2487">
          <text:p/>
        </draw:connector>
        <draw:line draw:style-name="gr4" draw:text-style-name="P1" draw:layer="layout" svg:x1="15.067cm" svg:y1="16.798cm" svg:x2="15.067cm" svg:y2="18.576cm">
          <text:p/>
        </draw:line>
        <draw:line draw:style-name="gr4" draw:text-style-name="P1" draw:layer="layout" svg:x1="15.051cm" svg:y1="20.701cm" svg:x2="15.051cm" svg:y2="22.352cm">
          <text:p/>
        </draw:line>
        <draw:line draw:style-name="gr4" draw:text-style-name="P1" draw:layer="layout" svg:x1="8.701cm" svg:y1="15.748cm" svg:x2="8.701cm" svg:y2="20.574cm">
          <text:p/>
        </draw:line>
        <draw:custom-shape draw:style-name="gr24" draw:text-style-name="P6" xml:id="id14" draw:id="id14" draw:layer="layout" svg:width="2.667cm" svg:height="1.524cm" svg:x="7.466cm" svg:y="24.329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xml:id="id12" draw:id="id12" draw:layer="layout" svg:x1="8.774cm" svg:y1="22.052cm" svg:x2="8.828cm" svg:y2="24.384cm">
          <text:p/>
        </draw:line>
        <draw:frame draw:style-name="gr11" draw:text-style-name="P2" draw:layer="layout" svg:width="1.438cm" svg:height="0.806cm" svg:x="11.338cm" svg:y="13.831cm">
          <draw:text-box>
            <text:p><text:span text:style-name="T1">high</text:span></text:p>
          </draw:text-box>
        </draw:frame>
        <draw:frame draw:style-name="gr25" draw:text-style-name="P2" draw:layer="layout" svg:width="1.239cm" svg:height="0.806cm" svg:x="8.852cm" svg:y="16.198cm">
          <draw:text-box>
            <text:p><text:span text:style-name="T1">low</text:span></text:p>
          </draw:text-box>
        </draw:frame>
        <draw:frame draw:style-name="gr26" draw:text-style-name="P2" draw:layer="layout" svg:width="1.615cm" svg:height="0.806cm" svg:x="16.926cm" svg:y="18.984cm">
          <draw:text-box>
            <text:p><text:span text:style-name="T1">&gt;255</text:span></text:p>
          </draw:text-box>
        </draw:frame>
        <draw:frame draw:style-name="gr27" draw:text-style-name="P2" draw:layer="layout" svg:width="1.651cm" svg:height="0.806cm" svg:x="15.178cm" svg:y="21.336cm">
          <draw:text-box>
            <text:p><text:span text:style-name="T1">&lt;255</text:span></text:p>
          </draw:text-box>
        </draw:frame>
        <draw:frame draw:style-name="gr25" draw:text-style-name="P2" draw:layer="layout" svg:width="1.239cm" svg:height="0.806cm" svg:x="11.284cm" svg:y="9.921cm">
          <draw:text-box>
            <text:p><text:span text:style-name="T1">low</text:span></text:p>
          </draw:text-box>
        </draw:frame>
        <draw:frame draw:style-name="gr11" draw:text-style-name="P2" draw:layer="layout" svg:width="1.438cm" svg:height="0.806cm" svg:x="8.925cm" svg:y="11.98cm">
          <draw:text-box>
            <text:p><text:span text:style-name="T1">high</text:span></text:p>
          </draw:text-box>
        </draw:frame>
        <draw:frame draw:style-name="gr28" draw:text-style-name="P5" draw:layer="layout" svg:width="12.097cm" svg:height="1.119cm" svg:x="4.786cm" svg:y="1.718cm">
          <draw:text-box>
            <text:p><text:span text:style-name="T2">Flow chart for up_counter_load</text:span></text:p>
          </draw:text-box>
        </draw:frame>
        <draw:frame draw:style-name="gr29" draw:text-style-name="P2" draw:layer="layout" svg:width="1.268cm" svg:height="0.806cm" svg:x="10.545cm" svg:y="19.331cm">
          <draw:text-box>
            <text:p><text:span text:style-name="T1">yes</text:span></text:p>
          </draw:text-box>
        </draw:frame>
        <draw:frame draw:style-name="gr30" draw:text-style-name="P2" draw:layer="layout" svg:width="1.052cm" svg:height="0.806cm" svg:x="8.709cm" svg:y="18.993cm">
          <draw:text-box>
            <text:p><text:span text:style-name="T1">no</text:span></text:p>
          </draw:text-box>
        </draw:frame>
        <draw:custom-shape draw:style-name="gr31" draw:text-style-name="P6" xml:id="id9" draw:id="id9" draw:layer="layout" svg:width="2.286cm" svg:height="2.032cm" svg:x="11.013cm" svg:y="17.289cm">
          <text:p text:style-name="P1"><text:span text:style-name="T1">loa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6" xml:id="id11" draw:id="id11" draw:layer="layout" svg:width="2.076cm" svg:height="1.778cm" svg:x="11.17cm" svg:y="20.712cm">
          <text:p text:style-name="P1"><text:span text:style-name="T1">Loaded </text:span></text:p>
          <text:p text:style-name="P1"><text:span text:style-name="T1">valu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67cm" svg:y1="16.08cm" svg:x2="12.156cm" svg:y2="17.289cm" draw:start-shape="id6" draw:start-glue-point="3" draw:end-shape="id9" draw:end-glue-point="4" svg:d="M13670 16080h-1514v1209" svg:viewBox="0 0 1515 1210">
          <text:p/>
        </draw:connector>
        <draw:connector draw:style-name="gr4" draw:text-style-name="P1" draw:layer="layout" svg:x1="11.013cm" svg:y1="18.305cm" svg:x2="8.748cm" svg:y2="20.641cm" draw:start-shape="id9" draw:start-glue-point="5" draw:end-shape="id10" draw:end-glue-point="0" svg:d="M11013 18305h-2265v2336" svg:viewBox="0 0 2266 2337">
          <text:p/>
        </draw:connector>
        <draw:line draw:style-name="gr4" draw:text-style-name="P1" draw:layer="layout" svg:x1="12.13cm" svg:y1="19.304cm" svg:x2="12.13cm" svg:y2="20.701cm">
          <text:p/>
        </draw:line>
        <draw:connector draw:style-name="gr4" draw:text-style-name="P1" draw:layer="layout" svg:x1="12.208cm" svg:y1="22.49cm" svg:x2="8.828cm" svg:y2="23.218cm" draw:start-shape="id11" draw:start-glue-point="2" draw:end-shape="id12" svg:d="M12208 22490v728h-3380" svg:viewBox="0 0 3381 729">
          <text:p/>
        </draw:connector>
        <draw:connector draw:style-name="gr4" draw:text-style-name="P1" draw:layer="layout" draw:line-skew="-1.008cm" svg:x1="15.111cm" svg:y1="23.475cm" svg:x2="8.801cm" svg:y2="24.384cm" draw:start-shape="id13" draw:start-glue-point="2" draw:end-shape="id12" svg:d="M15111 23475v401h-6310v508" svg:viewBox="0 0 6311 910">
          <text:p/>
        </draw:connector>
        <draw:connector draw:style-name="gr4" draw:text-style-name="P1" draw:layer="layout" svg:x1="18.242cm" svg:y1="23.378cm" svg:x2="10.133cm" svg:y2="25.091cm" draw:start-shape="id8" draw:start-glue-point="2" draw:end-shape="id14" draw:end-glue-point="10" svg:d="M18242 23378v1713h-8109" svg:viewBox="0 0 8110 1714">
          <text:p/>
        </draw:connector>
      </draw:page>
      <draw:page draw:name="page4" draw:style-name="dp1" draw:master-page-name="Default">
        <draw:frame draw:style-name="standard" draw:layer="layout" svg:width="64.769cm" svg:height="33.605cm" svg:x="-21.59cm" svg:y="3.58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>
                <text:p><text:span text:style-name="T5">S.no</text:span></text:p>
              </table:table-cell>
              <table:table-cell>
                <text:p><text:span text:style-name="T5">Functionality</text:span></text:p>
              </table:table-cell>
              <table:table-cell>
                <text:p><text:span text:style-name="T5"><text:s text:c="4"/></text:span><text:span text:style-name="T5">Test procedure</text:span></text:p>
              </table:table-cell>
              <table:table-cell>
                <text:p><text:span text:style-name="T5">Expected output</text:span></text:p>
              </table:table-cell>
              <table:table-cell>
                <text:p><text:span text:style-name="T5">Actual output</text:span></text:p>
              </table:table-cell>
              <table:table-cell>
                <text:p><text:span text:style-name="T5">Result </text:span></text:p>
                <text:p><text:span text:style-name="T5">Pass/fail</text:span></text:p>
              </table:table-cell>
            </table:table-row>
            <table:table-row table:style-name="ro5" table:default-cell-style-name="ce3">
              <table:table-cell table:style-name="ce2">
                <text:p><text:span text:style-name="T5">1.</text:span></text:p>
              </table:table-cell>
              <table:table-cell>
                <text:p><text:span text:style-name="T6">Reset check-</text:span></text:p>
                <text:p><text:span text:style-name="T6">Check for reset of the circuit by making reset as low,it reset <text:s/>the entire circuit reset to 0.</text:span></text:p>
                <text:p><text:span text:style-name="T6">According to spec reset is active low,all counts are configure <text:s/>to 0.</text:span></text:p>
              </table:table-cell>
              <table:table-cell>
                <text:p><text:span text:style-name="T6">Make </text:span></text:p>
                <text:p><text:span text:style-name="T6">reset=0</text:span></text:p>
              </table:table-cell>
              <table:table-cell table:style-name="ce4">
                <text:p text:style-name="P8"><text:span text:style-name="T6">data_out=0</text:span></text:p>
              </table:table-cell>
              <table:table-cell>
                <text:p><text:span text:style-name="T6">reset_n=x,enable=x,</text:span><text:span text:style-name="T6"><text:tab/></text:span><text:span text:style-name="T6">load=x,</text:span><text:span text:style-name="T6"><text:tab/></text:span><text:span text:style-name="T6">data_in= <text:s/>x,</text:span><text:span text:style-name="T6"><text:tab/></text:span><text:span text:style-name="T6">data_out= <text:s/>x,</text:span><text:span text:style-name="T6"><text:tab/></text:span><text:span text:style-name="T6">cout=x</text:span></text:p>
                <text:p><text:span text:style-name="T6">reset_n=x,enable=x,</text:span><text:span text:style-name="T6"><text:tab/></text:span><text:span text:style-name="T6">load=x,</text:span><text:span text:style-name="T6"><text:tab/></text:span><text:span text:style-name="T6">data_in= <text:s/>x,</text:span><text:span text:style-name="T6"><text:tab/></text:span><text:span text:style-name="T6">data_out= <text:s/>x,</text:span><text:span text:style-name="T6"><text:tab/></text:span><text:span text:style-name="T6">cout=0</text:span></text:p>
                <text:p><text:span text:style-name="T6">reset_n=1,enable=0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 <text:s/>x,</text:span><text:span text:style-name="T6"><text:tab/></text:span><text:span text:style-name="T6">cout=0</text:span></text:p>
                <text:p><text:span text:style-name="T6">reset_n=0,enable=1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 <text:s/>x,</text:span><text:span text:style-name="T6"><text:tab/></text:span><text:span text:style-name="T6">cout=0</text:span></text:p>
                <text:p><text:span text:style-name="T6">reset_n=0,enable=1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 <text:s/>0,</text:span><text:span text:style-name="T6"><text:tab/></text:span><text:span text:style-name="T6">cout=0</text:span></text:p>
                <text:p><text:span text:style-name="T6"/></text:p>
              </table:table-cell>
              <table:table-cell>
                <text:p><text:span text:style-name="T6">pass</text:span></text:p>
              </table:table-cell>
            </table:table-row>
            <table:table-row table:style-name="ro6" table:default-cell-style-name="ce3">
              <table:table-cell table:style-name="ce2">
                <text:p><text:span text:style-name="T5">2.</text:span></text:p>
              </table:table-cell>
              <table:table-cell>
                <text:p><text:span text:style-name="T6">Enable check-</text:span></text:p>
                <text:p><text:span text:style-name="T6">Check for enable of the circuit by making <text:s/>enable as low ,it holds the previous count.</text:span></text:p>
              </table:table-cell>
              <table:table-cell>
                <text:p><text:span text:style-name="T6">Make enable=0</text:span></text:p>
                <text:p><text:span text:style-name="T6"/></text:p>
              </table:table-cell>
              <table:table-cell table:style-name="ce4">
                <text:p><text:span text:style-name="T6">data_out=previous count</text:span></text:p>
              </table:table-cell>
              <table:table-cell>
                <text:p><text:span text:style-name="T6">reset_n=1,enable=1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 <text:s/>0,</text:span><text:span text:style-name="T6"><text:tab/></text:span><text:span text:style-name="T6">cout=0</text:span></text:p>
                <text:p><text:span text:style-name="T6">reset_n=1,enable=0,</text:span><text:span text:style-name="T6"><text:tab/></text:span><text:span text:style-name="T6">load=1,</text:span><text:span text:style-name="T6"><text:tab/></text:span><text:span text:style-name="T6">data_in= <text:s/>3,</text:span><text:span text:style-name="T6"><text:tab/></text:span><text:span text:style-name="T6">data_out= <text:s/>0,</text:span><text:span text:style-name="T6"><text:tab/></text:span><text:span text:style-name="T6">cout=0</text:span></text:p>
                <text:p><text:span text:style-name="T6"/></text:p>
              </table:table-cell>
              <table:table-cell>
                <text:p><text:span text:style-name="T6">pass</text:span></text:p>
              </table:table-cell>
            </table:table-row>
            <table:table-row table:style-name="ro7" table:default-cell-style-name="ce3">
              <table:table-cell table:style-name="ce2">
                <text:p><text:span text:style-name="T5">3.</text:span></text:p>
              </table:table-cell>
              <table:table-cell>
                <text:p><text:span text:style-name="T6">Enable check-</text:span></text:p>
                <text:p><text:span text:style-name="T6">Check for enable of the circuit by making <text:s/>enable as high, it starts the <text:s/>up counting.</text:span></text:p>
              </table:table-cell>
              <table:table-cell>
                <text:p><text:span text:style-name="T6">Make enable=1</text:span></text:p>
                <text:p><text:span text:style-name="T6"/></text:p>
              </table:table-cell>
              <table:table-cell table:style-name="ce4">
                <text:p><text:span text:style-name="T6">data_out=upcounting only</text:span></text:p>
              </table:table-cell>
              <table:table-cell>
                <text:p><text:span text:style-name="T6">reset_n=1,enable=1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 <text:s/>0,</text:span><text:span text:style-name="T6"><text:tab/></text:span><text:span text:style-name="T6">cout=0</text:span></text:p>
                <text:p><text:span text:style-name="T6">reset_n=1,enable=1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 <text:s/>1,</text:span><text:span text:style-name="T6"><text:tab/></text:span><text:span text:style-name="T6">cout=0</text:span></text:p>
                <text:p><text:span text:style-name="T6">reset_n=1,enable=1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 <text:s/>2,</text:span><text:span text:style-name="T6"><text:tab/></text:span><text:span text:style-name="T6">cout=0</text:span></text:p>
                <text:p><text:span text:style-name="T6">reset_n=1,enable=1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 <text:s/>3,</text:span><text:span text:style-name="T6"><text:tab/></text:span><text:span text:style-name="T6">cout=0</text:span></text:p>
                <text:p><text:span text:style-name="T6">reset_n=1,enable=1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 <text:s/>4,</text:span><text:span text:style-name="T6"><text:tab/></text:span><text:span text:style-name="T6">cout=0</text:span></text:p>
                <text:p><text:span text:style-name="T6">reset_n=1,enable=1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 <text:s/>5,</text:span><text:span text:style-name="T6"><text:tab/></text:span><text:span text:style-name="T6">cout=0</text:span></text:p>
                <text:p><text:span text:style-name="T6">reset_n=1,enable=1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 <text:s/>6,</text:span><text:span text:style-name="T6"><text:tab/></text:span><text:span text:style-name="T6">cout=0</text:span></text:p>
                <text:p><text:span text:style-name="T6">reset_n=1,enable=1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 <text:s/>7,</text:span><text:span text:style-name="T6"><text:tab/></text:span><text:span text:style-name="T6">cout=0</text:span></text:p>
                <text:p><text:span text:style-name="T6"/></text:p>
              </table:table-cell>
              <table:table-cell>
                <text:p><text:span text:style-name="T6">pass</text:span></text:p>
              </table:table-cell>
            </table:table-row>
            <table:table-row table:style-name="ro8" table:default-cell-style-name="ce3">
              <table:table-cell table:style-name="ce2">
                <text:p><text:span text:style-name="T5">4.</text:span></text:p>
              </table:table-cell>
              <table:table-cell>
                <text:p><text:span text:style-name="T6">Load check-</text:span></text:p>
                <text:p><text:span text:style-name="T6">Check for load of the circuit by making load as high&amp; enable also high,then it starts up counting with loaded value.</text:span></text:p>
              </table:table-cell>
              <table:table-cell>
                <text:p><text:span text:style-name="T6">Make</text:span></text:p>
                <text:p><text:span text:style-name="T6"><text:s/></text:span><text:span text:style-name="T6">Enable=1,</text:span></text:p>
                <text:p><text:span text:style-name="T6"><text:s/></text:span><text:span text:style-name="T6">load=1</text:span></text:p>
              </table:table-cell>
              <table:table-cell table:style-name="ce4">
                <text:p><text:span text:style-name="T6">data_out=up counting starts from loaded value</text:span></text:p>
              </table:table-cell>
              <table:table-cell>
                <text:p><text:span text:style-name="T6">reset_n=1,enable=1,</text:span><text:span text:style-name="T6"><text:tab/></text:span><text:span text:style-name="T6">load=1,</text:span><text:span text:style-name="T6"><text:tab/></text:span><text:span text:style-name="T6">data_in=200,</text:span><text:span text:style-name="T6"><text:tab/></text:span><text:span text:style-name="T6">data_out=105,</text:span><text:span text:style-name="T6"><text:tab/></text:span><text:span text:style-name="T6">cout=0</text:span></text:p>
                <text:p><text:span text:style-name="T6">reset_n=1,enable=1,</text:span><text:span text:style-name="T6"><text:tab/></text:span><text:span text:style-name="T6">load=1,</text:span><text:span text:style-name="T6"><text:tab/></text:span><text:span text:style-name="T6">data_in=200,</text:span><text:span text:style-name="T6"><text:tab/></text:span><text:span text:style-name="T6">data_out=200,</text:span><text:span text:style-name="T6"><text:tab/></text:span><text:span text:style-name="T6">cout=0</text:span></text:p>
                <text:p><text:span text:style-name="T6">reset_n=1,enable=1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200,</text:span><text:span text:style-name="T6"><text:tab/></text:span><text:span text:style-name="T6">cout=0</text:span></text:p>
                <text:p><text:span text:style-name="T6">reset_n=1,enable=1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201,</text:span><text:span text:style-name="T6"><text:tab/></text:span><text:span text:style-name="T6">cout=0</text:span></text:p>
                <text:p><text:span text:style-name="T6">reset_n=1,enable=1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202,</text:span><text:span text:style-name="T6"><text:tab/></text:span><text:span text:style-name="T6">cout=0</text:span></text:p>
                <text:p><text:span text:style-name="T6"/></text:p>
              </table:table-cell>
              <table:table-cell>
                <text:p><text:span text:style-name="T6">pass</text:span></text:p>
              </table:table-cell>
            </table:table-row>
            <table:table-row table:style-name="ro9" table:default-cell-style-name="ce3">
              <table:table-cell table:style-name="ce2">
                <text:p text:style-name="P9">5.</text:p>
              </table:table-cell>
              <table:table-cell>
                <text:p text:style-name="P10">Load check-</text:p>
                <text:p text:style-name="P10">Check for load of the circuit by making load as 0,</text:p>
                <text:p text:style-name="P10">Enable is 1, reset is 1.</text:p>
                <text:p text:style-name="P10"/>
                <text:p text:style-name="P10">According to spec it keep on up counting.</text:p>
              </table:table-cell>
              <table:table-cell>
                <text:p text:style-name="P10">Make </text:p>
                <text:p text:style-name="P10">Enable=1 </text:p>
                <text:p text:style-name="P10">rst_n=1,</text:p>
                <text:p text:style-name="P10">Load=0.</text:p>
              </table:table-cell>
              <table:table-cell table:style-name="ce4">
                <text:p text:style-name="P11">data_out=it's <text:s/>keep on up counting.</text:p>
              </table:table-cell>
              <table:table-cell>
                <text:p text:style-name="P10"><text:span text:style-name="T6">reset_n=1,enable=1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 82,</text:span><text:span text:style-name="T6"><text:tab/></text:span><text:span text:style-name="T6">cout=0</text:span></text:p>
                <text:p text:style-name="P10"><text:span text:style-name="T6">reset_n=1,enable=1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 83,</text:span><text:span text:style-name="T6"><text:tab/></text:span><text:span text:style-name="T6">cout=0</text:span></text:p>
                <text:p text:style-name="P10"><text:span text:style-name="T6">reset_n=1,enable=1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 84,</text:span><text:span text:style-name="T6"><text:tab/></text:span><text:span text:style-name="T6">cout=0</text:span></text:p>
                <text:p text:style-name="P10"><text:span text:style-name="T6">reset_n=1,enable=1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 85,</text:span><text:span text:style-name="T6"><text:tab/></text:span><text:span text:style-name="T6">cout=0</text:span></text:p>
                <text:p text:style-name="P10"><text:span text:style-name="T6">reset_n=1,enable=1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 86,</text:span><text:span text:style-name="T6"><text:tab/></text:span><text:span text:style-name="T6">cout=0</text:span></text:p>
                <text:p text:style-name="P10"><text:span text:style-name="T6">reset_n=1,enable=1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 87,</text:span><text:span text:style-name="T6"><text:tab/></text:span><text:span text:style-name="T6">cout=0</text:span></text:p>
                <text:p text:style-name="P10"><text:span text:style-name="T6">reset_n=1,enable=1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 88,</text:span><text:span text:style-name="T6"><text:tab/></text:span><text:span text:style-name="T6">cout=0</text:span></text:p>
                <text:p text:style-name="P10"><text:span text:style-name="T6"/></text:p>
              </table:table-cell>
              <table:table-cell/>
            </table:table-row>
            <table:table-row table:style-name="ro9" table:default-cell-style-name="ce3">
              <table:table-cell table:style-name="ce2"/>
              <table:table-cell>
                <text:p text:style-name="P10">Cout check-</text:p>
                <text:p text:style-name="P10">Check for cout of the circuit by making enable is high,load is 0,reset is 1.</text:p>
                <text:p text:style-name="P10"/>
                <text:p text:style-name="P10">According to spec cout is high when it reaches to maximum count.</text:p>
              </table:table-cell>
              <table:table-cell>
                <text:p text:style-name="P10">Make </text:p>
                <text:p text:style-name="P10">Enable=1,</text:p>
                <text:p text:style-name="P10">rst_n=1,</text:p>
                <text:p text:style-name="P10">Load=0.</text:p>
              </table:table-cell>
              <table:table-cell table:style-name="ce4">
                <text:p text:style-name="P11">data_out=up counting</text:p>
                <text:p text:style-name="P11">cout=1(when it reach to maximum count)</text:p>
              </table:table-cell>
              <table:table-cell>
                <text:p text:style-name="P10"><text:span text:style-name="T6">reset_n=1,enable=1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253,</text:span><text:span text:style-name="T6"><text:tab/></text:span><text:span text:style-name="T6">cout=0</text:span></text:p>
                <text:p text:style-name="P10"><text:span text:style-name="T6">reset_n=1,enable=1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254,</text:span><text:span text:style-name="T6"><text:tab/></text:span><text:span text:style-name="T6">cout=0</text:span></text:p>
                <text:p text:style-name="P10"><text:span text:style-name="T6">reset_n=1,enable=1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255,</text:span><text:span text:style-name="T6"><text:tab/></text:span><text:span text:style-name="T6">cout=0</text:span></text:p>
                <text:p text:style-name="P10"><text:span text:style-name="T6">reset_n=1,enable=1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 <text:s/>0,</text:span><text:span text:style-name="T6"><text:tab/></text:span><text:span text:style-name="T6">cout=1</text:span></text:p>
                <text:p text:style-name="P10"><text:span text:style-name="T6">reset_n=1,enable=1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 <text:s/>1,</text:span><text:span text:style-name="T6"><text:tab/></text:span><text:span text:style-name="T6">cout=0</text:span></text:p>
                <text:p text:style-name="P10"><text:span text:style-name="T6"/></text:p>
              </table:table-cell>
              <table:table-cell/>
            </table:table-row>
            <table:table-row table:style-name="ro10" table:default-cell-style-name="ce3">
              <table:table-cell table:style-name="ce2">
                <text:p><text:span text:style-name="T5">5.</text:span></text:p>
              </table:table-cell>
              <table:table-cell>
                <text:p><text:span text:style-name="T6">Load check-</text:span></text:p>
                <text:p><text:span text:style-name="T6">Check for load of the circuit by making load as unknown or z,enable is <text:s/>1,reset is 1.</text:span></text:p>
                <text:p><text:span text:style-name="T6"/></text:p>
                <text:p><text:span text:style-name="T6">According to spec it keep on up counting.</text:span></text:p>
              </table:table-cell>
              <table:table-cell>
                <text:p><text:span text:style-name="T6">Make </text:span></text:p>
                <text:p><text:span text:style-name="T6">rst_n=1,</text:span></text:p>
                <text:p><text:span text:style-name="T6">enable=1,</text:span></text:p>
                <text:p><text:span text:style-name="T6">Load =x or z.</text:span></text:p>
              </table:table-cell>
              <table:table-cell table:style-name="ce4">
                <text:p text:style-name="P8"><text:span text:style-name="T6">data_out=it's keep on up counting.</text:span></text:p>
              </table:table-cell>
              <table:table-cell>
                <text:p><text:span text:style-name="T6">reset_n=1,enable=1,</text:span><text:span text:style-name="T6"><text:tab/></text:span><text:span text:style-name="T6">load=x,</text:span><text:span text:style-name="T6"><text:tab/></text:span><text:span text:style-name="T6">data_in= <text:s/>0,</text:span><text:span text:style-name="T6"><text:tab/></text:span><text:span text:style-name="T6">data_out= <text:s/>9,</text:span><text:span text:style-name="T6"><text:tab/></text:span><text:span text:style-name="T6">cout=0</text:span></text:p>
                <text:p><text:span text:style-name="T6">reset_n=1,enable=1,</text:span><text:span text:style-name="T6"><text:tab/></text:span><text:span text:style-name="T6">load=x,</text:span><text:span text:style-name="T6"><text:tab/></text:span><text:span text:style-name="T6">data_in= <text:s/>0,</text:span><text:span text:style-name="T6"><text:tab/></text:span><text:span text:style-name="T6">data_out= 10,</text:span><text:span text:style-name="T6"><text:tab/></text:span><text:span text:style-name="T6">cout=0</text:span></text:p>
                <text:p><text:span text:style-name="T6">reset_n=1,enable=1,</text:span><text:span text:style-name="T6"><text:tab/></text:span><text:span text:style-name="T6">load=z,</text:span><text:span text:style-name="T6"><text:tab/></text:span><text:span text:style-name="T6">data_in= <text:s/>0,</text:span><text:span text:style-name="T6"><text:tab/></text:span><text:span text:style-name="T6">data_out= 10,</text:span><text:span text:style-name="T6"><text:tab/></text:span><text:span text:style-name="T6">cout=0</text:span></text:p>
                <text:p><text:span text:style-name="T6">reset_n=1,enable=1,</text:span><text:span text:style-name="T6"><text:tab/></text:span><text:span text:style-name="T6">load=z,</text:span><text:span text:style-name="T6"><text:tab/></text:span><text:span text:style-name="T6">data_in= <text:s/>0,</text:span><text:span text:style-name="T6"><text:tab/></text:span><text:span text:style-name="T6">data_out= 11,</text:span><text:span text:style-name="T6"><text:tab/></text:span><text:span text:style-name="T6">cout=0</text:span></text:p>
                <text:p><text:span text:style-name="T6"/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33" draw:text-style-name="P12" draw:layer="layout" svg:width="4.418cm" svg:height="1.119cm" svg:x="8.041cm" svg:y="1.92cm">
          <draw:text-box>
            <text:p><text:span text:style-name="T2">Test cases</text:span></text:p>
          </draw:text-box>
        </draw:frame>
      </draw:page>
      <draw:page draw:name="page5" draw:style-name="dp1" draw:master-page-name="Default">
        <draw:frame draw:style-name="standard" draw:layer="layout" svg:width="64.783cm" svg:height="15.547cm" svg:x="-21.606cm" svg:y="3.59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1" table:default-cell-style-name="ce3">
              <table:table-cell table:style-name="ce2">
                <text:p><text:span text:style-name="T5">7.</text:span></text:p>
              </table:table-cell>
              <table:table-cell>
                <text:p><text:span text:style-name="T6">enable check-</text:span></text:p>
                <text:p><text:span text:style-name="T6">Check for enable of the circuit by making enable as 0,load is <text:s/>0,reset is 1.</text:span></text:p>
                <text:p><text:span text:style-name="T6">According to spec it holds the previous count.</text:span></text:p>
              </table:table-cell>
              <table:table-cell>
                <text:p><text:span text:style-name="T6">Make </text:span></text:p>
                <text:p><text:span text:style-name="T6">rst_n=1,</text:span></text:p>
                <text:p><text:span text:style-name="T6">enable=0,</text:span></text:p>
                <text:p><text:span text:style-name="T6">Load =0.</text:span></text:p>
              </table:table-cell>
              <table:table-cell table:style-name="ce4">
                <text:p text:style-name="P8"><text:span text:style-name="T6">data_out= it holds the</text:span></text:p>
                <text:p text:style-name="P8"><text:span text:style-name="T6">previous count</text:span></text:p>
              </table:table-cell>
              <table:table-cell>
                <text:p><text:span text:style-name="T6">reset_n=1,enable=1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 <text:s/>1,</text:span><text:span text:style-name="T6"><text:tab/></text:span><text:span text:style-name="T6">cout=0</text:span></text:p>
                <text:p><text:span text:style-name="T6">reset_n=1,enable=0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 <text:s/>1,</text:span><text:span text:style-name="T6"><text:tab/></text:span><text:span text:style-name="T6">cout=0</text:span></text:p>
                <text:p><text:span text:style-name="T6">reset_n=1,enable=0,</text:span><text:span text:style-name="T6"><text:tab/></text:span><text:span text:style-name="T6">load=0,</text:span><text:span text:style-name="T6"><text:tab/></text:span><text:span text:style-name="T6">data_in= <text:s/>1,</text:span><text:span text:style-name="T6"><text:tab/></text:span><text:span text:style-name="T6">data_out= <text:s/>1,</text:span><text:span text:style-name="T6"><text:tab/></text:span><text:span text:style-name="T6">cout=0</text:span></text:p>
                <text:p><text:span text:style-name="T6">reset_n=1,enable=0,</text:span><text:span text:style-name="T6"><text:tab/></text:span><text:span text:style-name="T6">load=0,</text:span><text:span text:style-name="T6"><text:tab/></text:span><text:span text:style-name="T6">data_in= <text:s/>5,</text:span><text:span text:style-name="T6"><text:tab/></text:span><text:span text:style-name="T6">data_out= <text:s/>1,</text:span><text:span text:style-name="T6"><text:tab/></text:span><text:span text:style-name="T6">cout=0</text:span></text:p>
                <text:p><text:span text:style-name="T6"/></text:p>
              </table:table-cell>
              <table:table-cell>
                <text:p text:style-name="P10">pass</text:p>
              </table:table-cell>
            </table:table-row>
            <table:table-row table:style-name="ro11" table:default-cell-style-name="ce3">
              <table:table-cell table:style-name="ce2">
                <text:p text:style-name="P9">8.</text:p>
              </table:table-cell>
              <table:table-cell>
                <text:p text:style-name="P10">Enable check -</text:p>
                <text:p text:style-name="P10">Check for enable of <text:s/>the circuit by making enable as 0,load is 1,reset is 1.</text:p>
              </table:table-cell>
              <table:table-cell>
                <text:p text:style-name="P10">Make </text:p>
                <text:p text:style-name="P10">rst_n=1,</text:p>
                <text:p text:style-name="P10">Enable=0,</text:p>
                <text:p text:style-name="P10">Load=1.</text:p>
              </table:table-cell>
              <table:table-cell table:style-name="ce4">
                <text:p text:style-name="P11">data_out=it holds the previous count</text:p>
              </table:table-cell>
              <table:table-cell>
                <text:p><text:span text:style-name="T6">reset_n=1,enable=1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 <text:s/>1,</text:span><text:span text:style-name="T6"><text:tab/></text:span><text:span text:style-name="T6">cout=0</text:span></text:p>
                <text:p><text:span text:style-name="T6">reset_n=1,enable=0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 <text:s/>1,</text:span><text:span text:style-name="T6"><text:tab/></text:span><text:span text:style-name="T6">cout=0</text:span></text:p>
                <text:p><text:span text:style-name="T6">reset_n=1,enable=0,</text:span><text:span text:style-name="T6"><text:tab/></text:span><text:span text:style-name="T6">load=0,</text:span><text:span text:style-name="T6"><text:tab/></text:span><text:span text:style-name="T6">data_in= <text:s/>1,</text:span><text:span text:style-name="T6"><text:tab/></text:span><text:span text:style-name="T6">data_out= <text:s/>1,</text:span><text:span text:style-name="T6"><text:tab/></text:span><text:span text:style-name="T6">cout=0</text:span></text:p>
                <text:p><text:span text:style-name="T6">reset_n=1,enable=0,</text:span><text:span text:style-name="T6"><text:tab/></text:span><text:span text:style-name="T6">load=0,</text:span><text:span text:style-name="T6"><text:tab/></text:span><text:span text:style-name="T6">data_in= <text:s/>5,</text:span><text:span text:style-name="T6"><text:tab/></text:span><text:span text:style-name="T6">data_out= <text:s/>1,</text:span><text:span text:style-name="T6"><text:tab/></text:span><text:span text:style-name="T6">cout=0</text:span></text:p>
                <text:p><text:span text:style-name="T6"/></text:p>
              </table:table-cell>
              <table:table-cell>
                <text:p text:style-name="P10">pass</text:p>
              </table:table-cell>
            </table:table-row>
            <table:table-row table:style-name="ro11" table:default-cell-style-name="ce3">
              <table:table-cell table:style-name="ce2">
                <text:p text:style-name="P9">9.</text:p>
              </table:table-cell>
              <table:table-cell>
                <text:p text:style-name="P10">Reset <text:s/>check-</text:p>
                <text:p text:style-name="P10">Check for reset of the circuit by making reset as 0,enable is 1,load is 1.</text:p>
                <text:p text:style-name="P10">According to spec <text:s/>reset is active low,it reset the entire ckt. And all counts are configure to 0. </text:p>
              </table:table-cell>
              <table:table-cell>
                <text:p text:style-name="P10">Make </text:p>
                <text:p text:style-name="P10">rst_n=0,</text:p>
                <text:p text:style-name="P10">Enable =1</text:p>
                <text:p text:style-name="P10">Load=1.</text:p>
              </table:table-cell>
              <table:table-cell table:style-name="ce4">
                <text:p text:style-name="P11">data_output=it reset the entire circuit</text:p>
              </table:table-cell>
              <table:table-cell>
                <text:p><text:span text:style-name="T6">reset_n=x,enable=x,</text:span><text:span text:style-name="T6"><text:tab/></text:span><text:span text:style-name="T6">load=x,</text:span><text:span text:style-name="T6"><text:tab/></text:span><text:span text:style-name="T6">data_in= <text:s/>x,</text:span><text:span text:style-name="T6"><text:tab/></text:span><text:span text:style-name="T6">data_out= <text:s/>x,</text:span><text:span text:style-name="T6"><text:tab/></text:span><text:span text:style-name="T6">cout=x</text:span></text:p>
                <text:p><text:span text:style-name="T6">reset_n=x,enable=x,</text:span><text:span text:style-name="T6"><text:tab/></text:span><text:span text:style-name="T6">load=x,</text:span><text:span text:style-name="T6"><text:tab/></text:span><text:span text:style-name="T6">data_in= <text:s/>x,</text:span><text:span text:style-name="T6"><text:tab/></text:span><text:span text:style-name="T6">data_out= <text:s/>x,</text:span><text:span text:style-name="T6"><text:tab/></text:span><text:span text:style-name="T6">cout=0</text:span></text:p>
                <text:p><text:span text:style-name="T6">reset_n=1,enable=0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 <text:s/>x,</text:span><text:span text:style-name="T6"><text:tab/></text:span><text:span text:style-name="T6">cout=0</text:span></text:p>
                <text:p><text:span text:style-name="T6">reset_n=0,enable=1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 <text:s/>x,</text:span><text:span text:style-name="T6"><text:tab/></text:span><text:span text:style-name="T6">cout=0</text:span></text:p>
                <text:p><text:span text:style-name="T6">reset_n=0,enable=1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 <text:s/>0,</text:span><text:span text:style-name="T6"><text:tab/></text:span><text:span text:style-name="T6">cout=0</text:span></text:p>
                <text:p><text:span text:style-name="T6"/></text:p>
              </table:table-cell>
              <table:table-cell>
                <text:p text:style-name="P10">pass</text:p>
              </table:table-cell>
            </table:table-row>
            <table:table-row table:style-name="ro11" table:default-cell-style-name="ce3">
              <table:table-cell table:style-name="ce2">
                <text:p><text:span text:style-name="T5">6.</text:span></text:p>
              </table:table-cell>
              <table:table-cell>
                <text:p><text:span text:style-name="T6">enable check-</text:span></text:p>
                <text:p><text:span text:style-name="T6">Check for enable of the circuit by making enable as unknown,load is <text:s/>1,reset is 1.</text:span></text:p>
              </table:table-cell>
              <table:table-cell>
                <text:p><text:span text:style-name="T6">Make </text:span></text:p>
                <text:p><text:span text:style-name="T6">rst_n=1,</text:span></text:p>
                <text:p><text:span text:style-name="T6">enable=x,</text:span></text:p>
                <text:p><text:span text:style-name="T6">Load =1.</text:span></text:p>
              </table:table-cell>
              <table:table-cell table:style-name="ce4">
                <text:p text:style-name="P8"><text:span text:style-name="T6">data_out=it holds the previous count.</text:span></text:p>
              </table:table-cell>
              <table:table-cell>
                <text:p><text:span text:style-name="T6">reset_n=1,enable=1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 <text:s/>1,</text:span><text:span text:style-name="T6"><text:tab/></text:span><text:span text:style-name="T6">cout=0</text:span></text:p>
                <text:p><text:span text:style-name="T6">reset_n=1,enable=0,</text:span><text:span text:style-name="T6"><text:tab/></text:span><text:span text:style-name="T6">load=0,</text:span><text:span text:style-name="T6"><text:tab/></text:span><text:span text:style-name="T6">data_in= <text:s/>0,</text:span><text:span text:style-name="T6"><text:tab/></text:span><text:span text:style-name="T6">data_out= <text:s/>1,</text:span><text:span text:style-name="T6"><text:tab/></text:span><text:span text:style-name="T6">cout=0</text:span></text:p>
                <text:p><text:span text:style-name="T6">reset_n=1,enable=0,</text:span><text:span text:style-name="T6"><text:tab/></text:span><text:span text:style-name="T6">load=0,</text:span><text:span text:style-name="T6"><text:tab/></text:span><text:span text:style-name="T6">data_in= <text:s/>1,</text:span><text:span text:style-name="T6"><text:tab/></text:span><text:span text:style-name="T6">data_out= <text:s/>1,</text:span><text:span text:style-name="T6"><text:tab/></text:span><text:span text:style-name="T6">cout=0</text:span></text:p>
                <text:p><text:span text:style-name="T6">reset_n=1,enable=0,</text:span><text:span text:style-name="T6"><text:tab/></text:span><text:span text:style-name="T6">load=0,</text:span><text:span text:style-name="T6"><text:tab/></text:span><text:span text:style-name="T6">data_in= <text:s/>5,</text:span><text:span text:style-name="T6"><text:tab/></text:span><text:span text:style-name="T6">data_out= <text:s/>1,</text:span><text:span text:style-name="T6"><text:tab/></text:span><text:span text:style-name="T6">cout=0</text:span></text:p>
                <text:p><text:span text:style-name="T6"/></text:p>
              </table:table-cell>
              <table:table-cell>
                <text:p text:style-name="P10">pass</text:p>
              </table:table-cell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7T17:48:26.947455345</meta:creation-date>
    <dc:date>2016-11-15T14:22:25.063492315</dc:date>
    <meta:editing-duration>PT2H58M12S</meta:editing-duration>
    <meta:editing-cycles>33</meta:editing-cycles>
    <meta:generator>LibreOffice/4.3.7.2$Linux_X86_64 LibreOffice_project/430$Build-2</meta:generator>
    <meta:document-statistic meta:object-count="60"/>
  </office:meta>
</office:document-meta>
</file>